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es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Tiempo Computo</text:p>
          </table:table-cell>
          <table:table-cell/>
          <table:table-cell office:value-type="float" office:value="42914.9" calcext:value-type="float">
            <text:p>42914.9</text:p>
          </table:table-cell>
          <table:table-cell/>
        </table:table-row>
        <table:table-row table:style-name="ro2">
          <table:table-cell office:value-type="string" calcext:value-type="string">
            <text:p>Tasa Media</text:p>
          </table:table-cell>
          <table:table-cell/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 Compu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sa Media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as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338.36" calcext:value-type="float">
            <text:p>3338.36</text:p>
          </table:table-cell>
          <table:table-cell office:value-type="float" office:value="0.66831" calcext:value-type="float">
            <text:p>0.668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3:40:58.3377467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orto </meta:initial-creator>
    <meta:creation-date>2015-05-09T18:42:04.677779387</meta:creation-date>
    <dc:date>2015-05-11T13:42:19.634969900</dc:date>
    <meta:editing-duration>PT1M14S</meta:editing-duration>
    <meta:editing-cycles>5</meta:editing-cycles>
    <meta:generator>LibreOffice/4.2.7.2$Linux_X86_64 LibreOffice_project/420m0$Build-2</meta:generator>
    <meta:document-statistic meta:table-count="1" meta:cell-count="20" meta:object-count="0"/>
  </office:meta>
</office:document-meta>
</file>